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umberland" svg:font-family="Cumberland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list-style-name="L2" style:name="a961161" style:parent-style-name="Text_20_body">
      <style:paragraph-properties/>
    </style:style>
    <style:style style:family="paragraph" style:list-style-name="L2" style:name="a2e02e2" style:parent-style-name="Text_20_body">
      <style:paragraph-properties/>
    </style:style>
    <style:style style:family="paragraph" style:list-style-name="L1" style:name="a5f2c42" style:parent-style-name="Text_20_body">
      <style:paragraph-properties/>
    </style:style>
    <style:style style:family="paragraph" style:list-style-name="L1" style:name="abc981a" style:parent-style-name="Text_20_body">
      <style:paragraph-properties/>
    </style:style>
    <style:style style:family="paragraph" style:name="a863703" style:parent-style-name="Text_20_body">
      <style:paragraph-properties fo:margin-left="0.0mm" fo:margin-right="0.0mm" fo:text-indent="0.0mm"/>
    </style:style>
    <style:style style:family="paragraph" style:name="adc3b7e" style:parent-style-name="Text_20_body">
      <style:paragraph-properties fo:margin-left="5.08mm" fo:margin-right="0.0mm" fo:text-indent="0.0mm"/>
    </style:style>
    <style:style style:family="graphic" style:name="a443f07" style:parent-style-name="default">
      <style:graphic-properties draw:fill="solid" draw:fill-color="ffffff" style:horizontal-rel="paragraph" style:vertical-rel="paragraph" style:wrap="none" style:wrap-contour="false"/>
    </style:style>
    <text:list-style style:name="L2">
      <text:list-level-style-bullet text:bullet-char="●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bullet>
      <text:list-level-style-bullet text:bullet-char="○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bullet>
      <text:list-level-style-bullet text:bullet-char="■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bullet>
      <text:list-level-style-bullet text:bullet-char="●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bullet>
      <text:list-level-style-bullet text:bullet-char="○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bullet>
      <text:list-level-style-bullet text:bullet-char="■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bullet>
      <text:list-level-style-bullet text:bullet-char="●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bullet>
      <text:list-level-style-bullet text:bullet-char="○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bullet>
      <text:list-level-style-bullet text:bullet-char="■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bullet>
    </text:list-style>
    <text:list-style style:name="L1">
      <text:list-level-style-number style:num-format="1" style:num-suffix=".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</office:automatic-styles>
  <office:body>
    <office:text>
      <text:p text:style-name="Standard">Hello<text:s/>world<draw:frame draw:style-name="a443f07" svg:height="76.2mm" svg:width="177.8mm" text:anchor-type="paragraph"><draw:image xlink:actuate="onLoad" xlink:href="Pictures/myHoliday.jpg" xlink:show="embed" xlink:type="simple"/><draw:text-box/></draw:frame></text:p>
      <text:p text:style-name="Text_20_body">absatz<text:s/>zwei</text:p>
      <text:p text:style-name="adc3b7e">Absatz<text:s/>drei</text:p>
      <text:p text:style-name="a863703"/>
      <text:list text:continue-numbering="true" text:style-name="L1">
        <text:list-item>
          <text:p text:style-name="abc981a">num 1</text:p>
        </text:list-item>
      </text:list>
      <text:list text:continue-numbering="true" text:style-name="L1">
        <text:list-item>
          <text:p text:style-name="a5f2c42">num 2</text:p>
        </text:list-item>
      </text:list>
      <text:p text:style-name="Text_20_body"/>
      <text:list text:continue-numbering="true" text:style-name="L2">
        <text:list-item>
          <text:p text:style-name="a2e02e2">bullet1</text:p>
        </text:list-item>
      </text:list>
      <text:list text:continue-numbering="true" text:style-name="L2">
        <text:list-item>
          <text:p text:style-name="a961161">bullet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umberland" svg:font-family="Cumberland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fo:font-size="9.0pt" style:font-name="StarSymbol" style:font-name-asian="StarSymbol" style:font-name-complex="StarSymbol" style:font-size-asian="9.0pt"/>
    </style:style>
    <style:style style:family="text" style:name="Example" style:parent-style-name="default_character_style">
      <style:text-properties style:font-name="Cumberland" style:font-name-asian="Cumberland" style:font-name-complex="Cumberland"/>
    </style:style>
    <style:style style:display-name="Numbering Symbols" style:family="text" style:name="Numbering_20_Symbols" style:parent-style-name="default_character_style"/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3</dc:date>
    <meta:editing-cycles>2</meta:editing-cycles>
    <meta:editing-duration>PT0.004S</meta:editing-duration>
  </office:meta>
</office:document-meta>
</file>